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9339in" svg:y="0.2697in">
            <draw:object draw:notify-on-update-of-ranges="Sheet1.A3:Sheet1.A22 Sheet1.B2:Sheet1.B2 Sheet1.B3:Sheet1.B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7213in" svg:y="4.0043in">
            <draw:object draw:notify-on-update-of-ranges="Sheet1.A26:Sheet1.A45 Sheet1.B2:Sheet1.B2 Sheet1.B26:Sheet1.B4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2.6669in" svg:y="7.9028in">
            <draw:object draw:notify-on-update-of-ranges="Sheet1.A49:Sheet1.A68 Sheet1.B2:Sheet1.B2 Sheet1.B49:Sheet1.B6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2.7535in" svg:y="11.7701in">
            <draw:object draw:notify-on-update-of-ranges="Sheet1.A72:Sheet1.A91 Sheet1.B2:Sheet1.B2 Sheet1.B72:Sheet1.B9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9.1126in" svg:y="4.1776in">
            <draw:object draw:notify-on-update-of-ranges="Sheet1.A25:Sheet1.A25 Sheet1.A26:Sheet1.A45 Sheet1.C25:Sheet1.C25 Sheet1.C26:Sheet1.C4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9.0476in" svg:y="11.8528in">
            <draw:object draw:notify-on-update-of-ranges="Sheet1.A71:Sheet1.A71 Sheet1.A72:Sheet1.A91 Sheet1.C71:Sheet1.C71 Sheet1.C72:Sheet1.C91 Sheet1.A26:Sheet1.A45 Sheet1.C26:Sheet1.C4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9.2429in" svg:y="0.239in">
            <draw:object draw:notify-on-update-of-ranges="Sheet1.A49:Sheet1.A68 Sheet1.D1:Sheet1.D1 Sheet1.B3:Sheet1.B22 Sheet1.E1:Sheet1.E1 Sheet1.B49:Sheet1.B6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9.2142in" svg:y="7.8713in">
            <draw:object draw:notify-on-update-of-ranges="Sheet1.A49:Sheet1.A68 Sheet1.D1:Sheet1.D1 Sheet1.B26:Sheet1.B45 Sheet1.E1:Sheet1.E1 Sheet1.B72:Sheet1.B9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inary DIJKSTRA Simple Structure</text:p>
          </table:table-cell>
          <table:table-cell table:number-columns-repeated="2"/>
          <table:table-cell office:value-type="string" calcext:value-type="string">
            <text:p>Binary</text:p>
          </table:table-cell>
          <table:table-cell office:value-type="string" calcext:value-type="string">
            <text:p>Fibonacci</text:p>
          </table:table-cell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Seconds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32" calcext:value-type="float">
            <text:p>0.032</text:p>
          </table:table-cell>
          <table:table-cell table:number-columns-repeated="3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62" calcext:value-type="float">
            <text:p>0.062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61" calcext:value-type="float">
            <text:p>0.061</text:p>
          </table:table-cell>
          <table:table-cell table:number-columns-repeated="3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78" calcext:value-type="float">
            <text:p>0.078</text:p>
          </table:table-cell>
          <table:table-cell table:number-columns-repeated="3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79" calcext:value-type="float">
            <text:p>0.079</text:p>
          </table:table-cell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93" calcext:value-type="float">
            <text:p>0.093</text:p>
          </table:table-cell>
          <table:table-cell table:number-columns-repeated="3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155" calcext:value-type="float">
            <text:p>0.155</text:p>
          </table:table-cell>
          <table:table-cell table:number-columns-repeated="3"/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185" calcext:value-type="float">
            <text:p>0.185</text:p>
          </table:table-cell>
          <table:table-cell table:number-columns-repeated="3"/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174" calcext:value-type="float">
            <text:p>0.174</text:p>
          </table:table-cell>
          <table:table-cell table:number-columns-repeated="3"/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235" calcext:value-type="float">
            <text:p>0.235</text:p>
          </table:table-cell>
          <table:table-cell table:number-columns-repeated="3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219" calcext:value-type="float">
            <text:p>0.219</text:p>
          </table:table-cell>
          <table:table-cell table:number-columns-repeated="3"/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0.234" calcext:value-type="float">
            <text:p>0.234</text:p>
          </table:table-cell>
          <table:table-cell table:number-columns-repeated="3"/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0.264" calcext:value-type="float">
            <text:p>0.264</text:p>
          </table:table-cell>
          <table:table-cell table:number-columns-repeated="3"/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0.312" calcext:value-type="float">
            <text:p>0.312</text:p>
          </table:table-cell>
          <table:table-cell table:number-columns-repeated="3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297" calcext:value-type="float">
            <text:p>0.29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inary DIJKSTRA Complex Struc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Seconds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47" calcext:value-type="float">
            <text:p>0.047</text:p>
          </table:table-cell>
          <table:table-cell table:formula="of:=[.B26]/([.A26]*[.A26])" office:value-type="float" office:value="0.000000047" calcext:value-type="float">
            <text:p>0.000000047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3" calcext:value-type="float">
            <text:p>0.03</text:p>
          </table:table-cell>
          <table:table-cell table:formula="of:=[.B27]/([.A27]*[.A27])" office:value-type="float" office:value="0.0000000075" calcext:value-type="float">
            <text:p>7.5E-009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157" calcext:value-type="float">
            <text:p>0.157</text:p>
          </table:table-cell>
          <table:table-cell table:formula="of:=[.B28]/([.A28]*[.A28])" office:value-type="float" office:value="0.0000000174444444444444" calcext:value-type="float">
            <text:p>1.74444444444444E-008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28" calcext:value-type="float">
            <text:p>0.28</text:p>
          </table:table-cell>
          <table:table-cell table:formula="of:=[.B29]/([.A29]*[.A29])" office:value-type="float" office:value="0.0000000175" calcext:value-type="float">
            <text:p>1.75E-008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484" calcext:value-type="float">
            <text:p>0.484</text:p>
          </table:table-cell>
          <table:table-cell table:formula="of:=[.B30]/([.A30]*[.A30])" office:value-type="float" office:value="0.00000001936" calcext:value-type="float">
            <text:p>1.936E-008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684" calcext:value-type="float">
            <text:p>0.684</text:p>
          </table:table-cell>
          <table:table-cell table:formula="of:=[.B31]/([.A31]*[.A31])" office:value-type="float" office:value="0.000000019" calcext:value-type="float">
            <text:p>0.00000001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967" calcext:value-type="float">
            <text:p>0.967</text:p>
          </table:table-cell>
          <table:table-cell table:formula="of:=[.B32]/([.A32]*[.A32])" office:value-type="float" office:value="0.000000019734693877551" calcext:value-type="float">
            <text:p>1.9734693877551E-008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373" calcext:value-type="float">
            <text:p>1.373</text:p>
          </table:table-cell>
          <table:table-cell table:formula="of:=[.B33]/([.A33]*[.A33])" office:value-type="float" office:value="0.000000021453125" calcext:value-type="float">
            <text:p>2.1453125E-008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.716" calcext:value-type="float">
            <text:p>1.716</text:p>
          </table:table-cell>
          <table:table-cell table:formula="of:=[.B34]/([.A34]*[.A34])" office:value-type="float" office:value="0.0000000211851851851852" calcext:value-type="float">
            <text:p>2.11851851851852E-008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122" calcext:value-type="float">
            <text:p>2.122</text:p>
          </table:table-cell>
          <table:table-cell table:formula="of:=[.B35]/([.A35]*[.A35])" office:value-type="float" office:value="0.00000002122" calcext:value-type="float">
            <text:p>2.122E-008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.637" calcext:value-type="float">
            <text:p>2.637</text:p>
          </table:table-cell>
          <table:table-cell table:formula="of:=[.B36]/([.A36]*[.A36])" office:value-type="float" office:value="0.0000000217933884297521" calcext:value-type="float">
            <text:p>2.17933884297521E-008</text:p>
          </table:table-cell>
          <table:table-cell table:number-columns-repeated="2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3.261" calcext:value-type="float">
            <text:p>3.261</text:p>
          </table:table-cell>
          <table:table-cell table:formula="of:=[.B37]/([.A37]*[.A37])" office:value-type="float" office:value="0.0000000226458333333333" calcext:value-type="float">
            <text:p>2.26458333333333E-008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3.837" calcext:value-type="float">
            <text:p>3.837</text:p>
          </table:table-cell>
          <table:table-cell table:formula="of:=[.B38]/([.A38]*[.A38])" office:value-type="float" office:value="0.0000000227041420118343" calcext:value-type="float">
            <text:p>2.27041420118343E-008</text:p>
          </table:table-cell>
          <table:table-cell table:number-columns-repeated="2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.542" calcext:value-type="float">
            <text:p>4.542</text:p>
          </table:table-cell>
          <table:table-cell table:formula="of:=[.B39]/([.A39]*[.A39])" office:value-type="float" office:value="0.0000000231734693877551" calcext:value-type="float">
            <text:p>2.31734693877551E-008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.273" calcext:value-type="float">
            <text:p>5.273</text:p>
          </table:table-cell>
          <table:table-cell table:formula="of:=[.B40]/([.A40]*[.A40])" office:value-type="float" office:value="0.0000000234355555555556" calcext:value-type="float">
            <text:p>2.34355555555556E-008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6.053" calcext:value-type="float">
            <text:p>6.053</text:p>
          </table:table-cell>
          <table:table-cell table:formula="of:=[.B41]/([.A41]*[.A41])" office:value-type="float" office:value="0.00000002364453125" calcext:value-type="float">
            <text:p>2.364453125E-008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6.816" calcext:value-type="float">
            <text:p>6.816</text:p>
          </table:table-cell>
          <table:table-cell table:formula="of:=[.B42]/([.A42]*[.A42])" office:value-type="float" office:value="0.0000000235847750865052" calcext:value-type="float">
            <text:p>2.35847750865052E-008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7.831" calcext:value-type="float">
            <text:p>7.831</text:p>
          </table:table-cell>
          <table:table-cell table:formula="of:=[.B43]/([.A43]*[.A43])" office:value-type="float" office:value="0.0000000241697530864198" calcext:value-type="float">
            <text:p>2.41697530864198E-008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8.721" calcext:value-type="float">
            <text:p>8.721</text:p>
          </table:table-cell>
          <table:table-cell table:formula="of:=[.B44]/([.A44]*[.A44])" office:value-type="float" office:value="0.0000000241578947368421" calcext:value-type="float">
            <text:p>2.41578947368421E-008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9.609" calcext:value-type="float">
            <text:p>9.609</text:p>
          </table:table-cell>
          <table:table-cell table:formula="of:=[.B45]/([.A45]*[.A45])" office:value-type="float" office:value="0.0000000240225" calcext:value-type="float">
            <text:p>0.00000002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ibonacci DIJKSTRA Simple Struc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Seconds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31" calcext:value-type="float">
            <text:p>0.031</text:p>
          </table:table-cell>
          <table:table-cell table:number-columns-repeated="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46" calcext:value-type="float">
            <text:p>0.046</text:p>
          </table:table-cell>
          <table:table-cell table:number-columns-repeated="3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61" calcext:value-type="float">
            <text:p>0.061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78" calcext:value-type="float">
            <text:p>0.078</text:p>
          </table:table-cell>
          <table:table-cell table:number-columns-repeated="3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111" calcext:value-type="float">
            <text:p>0.111</text:p>
          </table:table-cell>
          <table:table-cell table:number-columns-repeated="3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155" calcext:value-type="float">
            <text:p>0.155</text:p>
          </table:table-cell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186" calcext:value-type="float">
            <text:p>0.186</text:p>
          </table:table-cell>
          <table:table-cell table:number-columns-repeated="3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218" calcext:value-type="float">
            <text:p>0.218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219" calcext:value-type="float">
            <text:p>0.219</text:p>
          </table:table-cell>
          <table:table-cell table:number-columns-repeated="3"/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251" calcext:value-type="float">
            <text:p>0.251</text:p>
          </table:table-cell>
          <table:table-cell table:number-columns-repeated="3"/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265" calcext:value-type="float">
            <text:p>0.265</text:p>
          </table:table-cell>
          <table:table-cell table:number-columns-repeated="3"/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296" calcext:value-type="float">
            <text:p>0.296</text:p>
          </table:table-cell>
          <table:table-cell table:number-columns-repeated="3"/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327" calcext:value-type="float">
            <text:p>0.327</text:p>
          </table:table-cell>
          <table:table-cell table:number-columns-repeated="3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39" calcext:value-type="float">
            <text:p>0.39</text:p>
          </table:table-cell>
          <table:table-cell table:number-columns-repeated="3"/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0.389" calcext:value-type="float">
            <text:p>0.389</text:p>
          </table:table-cell>
          <table:table-cell table:number-columns-repeated="3"/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0.327" calcext:value-type="float">
            <text:p>0.327</text:p>
          </table:table-cell>
          <table:table-cell table:number-columns-repeated="3"/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0.405" calcext:value-type="float">
            <text:p>0.405</text:p>
          </table:table-cell>
          <table:table-cell table:number-columns-repeated="3"/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0.405" calcext:value-type="float">
            <text:p>0.405</text:p>
          </table:table-cell>
          <table:table-cell table:number-columns-repeated="3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391" calcext:value-type="float">
            <text:p>0.39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fibonacci DIJKSTRA Complex Struc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Seconds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B72]/([.A72]*[.A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93" calcext:value-type="float">
            <text:p>0.093</text:p>
          </table:table-cell>
          <table:table-cell table:formula="of:=[.B73]/([.A73]*[.A73])" office:value-type="float" office:value="0.00000002325" calcext:value-type="float">
            <text:p>2.325E-008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157" calcext:value-type="float">
            <text:p>0.157</text:p>
          </table:table-cell>
          <table:table-cell table:formula="of:=[.B74]/([.A74]*[.A74])" office:value-type="float" office:value="0.0000000174444444444444" calcext:value-type="float">
            <text:p>1.74444444444444E-008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265" calcext:value-type="float">
            <text:p>0.265</text:p>
          </table:table-cell>
          <table:table-cell table:formula="of:=[.B75]/([.A75]*[.A75])" office:value-type="float" office:value="0.0000000165625" calcext:value-type="float">
            <text:p>1.65625E-008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405" calcext:value-type="float">
            <text:p>0.405</text:p>
          </table:table-cell>
          <table:table-cell table:formula="of:=[.B76]/([.A76]*[.A76])" office:value-type="float" office:value="0.0000000162" calcext:value-type="float">
            <text:p>1.62E-008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578" calcext:value-type="float">
            <text:p>0.578</text:p>
          </table:table-cell>
          <table:table-cell table:formula="of:=[.B77]/([.A77]*[.A77])" office:value-type="float" office:value="0.0000000160555555555556" calcext:value-type="float">
            <text:p>1.60555555555556E-00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874" calcext:value-type="float">
            <text:p>0.874</text:p>
          </table:table-cell>
          <table:table-cell table:formula="of:=[.B78]/([.A78]*[.A78])" office:value-type="float" office:value="0.0000000178367346938776" calcext:value-type="float">
            <text:p>1.78367346938776E-008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123" calcext:value-type="float">
            <text:p>1.123</text:p>
          </table:table-cell>
          <table:table-cell table:formula="of:=[.B79]/([.A79]*[.A79])" office:value-type="float" office:value="0.000000017546875" calcext:value-type="float">
            <text:p>1.7546875E-008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.451" calcext:value-type="float">
            <text:p>1.451</text:p>
          </table:table-cell>
          <table:table-cell table:formula="of:=[.B80]/([.A80]*[.A80])" office:value-type="float" office:value="0.0000000179135802469136" calcext:value-type="float">
            <text:p>1.79135802469136E-008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809" calcext:value-type="float">
            <text:p>1.809</text:p>
          </table:table-cell>
          <table:table-cell table:formula="of:=[.B81]/([.A81]*[.A81])" office:value-type="float" office:value="0.00000001809" calcext:value-type="float">
            <text:p>1.809E-008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.248" calcext:value-type="float">
            <text:p>2.248</text:p>
          </table:table-cell>
          <table:table-cell table:formula="of:=[.B82]/([.A82]*[.A82])" office:value-type="float" office:value="0.0000000185785123966942" calcext:value-type="float">
            <text:p>1.85785123966942E-008</text:p>
          </table:table-cell>
          <table:table-cell table:number-columns-repeated="2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.683" calcext:value-type="float">
            <text:p>2.683</text:p>
          </table:table-cell>
          <table:table-cell table:formula="of:=[.B83]/([.A83]*[.A83])" office:value-type="float" office:value="0.0000000186319444444444" calcext:value-type="float">
            <text:p>1.86319444444444E-008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3.12" calcext:value-type="float">
            <text:p>3.12</text:p>
          </table:table-cell>
          <table:table-cell table:formula="of:=[.B84]/([.A84]*[.A84])" office:value-type="float" office:value="0.0000000184615384615385" calcext:value-type="float">
            <text:p>1.84615384615385E-008</text:p>
          </table:table-cell>
          <table:table-cell table:number-columns-repeated="2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3.666" calcext:value-type="float">
            <text:p>3.666</text:p>
          </table:table-cell>
          <table:table-cell table:formula="of:=[.B85]/([.A85]*[.A85])" office:value-type="float" office:value="0.0000000187040816326531" calcext:value-type="float">
            <text:p>1.87040816326531E-008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4.212" calcext:value-type="float">
            <text:p>4.212</text:p>
          </table:table-cell>
          <table:table-cell table:formula="of:=[.B86]/([.A86]*[.A86])" office:value-type="float" office:value="0.00000001872" calcext:value-type="float">
            <text:p>1.872E-008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4.977" calcext:value-type="float">
            <text:p>4.977</text:p>
          </table:table-cell>
          <table:table-cell table:formula="of:=[.B87]/([.A87]*[.A87])" office:value-type="float" office:value="0.00000001944140625" calcext:value-type="float">
            <text:p>1.944140625E-008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5.585" calcext:value-type="float">
            <text:p>5.585</text:p>
          </table:table-cell>
          <table:table-cell table:formula="of:=[.B88]/([.A88]*[.A88])" office:value-type="float" office:value="0.0000000193252595155709" calcext:value-type="float">
            <text:p>1.93252595155709E-008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6.459" calcext:value-type="float">
            <text:p>6.459</text:p>
          </table:table-cell>
          <table:table-cell table:formula="of:=[.B89]/([.A89]*[.A89])" office:value-type="float" office:value="0.0000000199351851851852" calcext:value-type="float">
            <text:p>1.99351851851852E-008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7.269" calcext:value-type="float">
            <text:p>7.269</text:p>
          </table:table-cell>
          <table:table-cell table:formula="of:=[.B90]/([.A90]*[.A90])" office:value-type="float" office:value="0.0000000201357340720222" calcext:value-type="float">
            <text:p>2.01357340720222E-008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.096" calcext:value-type="float">
            <text:p>8.096</text:p>
          </table:table-cell>
          <table:table-cell table:formula="of:=[.B91]/([.A91]*[.A91])" office:value-type="float" office:value="0.00000002024" calcext:value-type="float">
            <text:p>2.024E-008</text:p>
          </table:table-cell>
          <table:table-cell table:number-columns-repeated="2"/>
        </table:table-row>
        <table:table-row table:style-name="ro1" table:number-rows-repeated="104848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0/00/0000</text:date>, <text:time style:data-style-name="N2" text:time-value="0000-00-00T00:00:03.005358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Knudsen</meta:initial-creator>
    <meta:creation-date>2013-10-02T19:38:11.805882125</meta:creation-date>
    <dc:date>2013-10-02T21:36:51.897986040</dc:date>
    <dc:creator>Jan Knudsen</dc:creator>
    <meta:editing-duration>P0D</meta:editing-duration>
    <meta:editing-cycles>2</meta:editing-cycles>
    <meta:generator>LibreOffice/4.1.2.2$Linux_X86_64 LibreOffice_project/410m0$Build-2</meta:generator>
    <meta:document-statistic meta:table-count="1" meta:cell-count="21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94cm" svg:y="0.316cm" chart:style-name="ch2">
          <text:p>Binary - Sparse Graph</text:p>
        </chart:title>
        <chart:plot-area chart:style-name="ch3" table:cell-range-address="Sheet1.A2:Sheet1.B22" chart:data-source-has-labels="both" svg:x="1.331cm" svg:y="1.661cm" svg:width="14.029cm" svg:height="6.178cm">
          <chartooo:coordinate-region svg:x="2.243cm" svg:y="1.86cm" svg:width="12.877cm" svg:height="4.934cm"/>
          <chart:axis chart:dimension="x" chart:name="primary-x" chart:style-name="ch4" chartooo:axis-type="auto">
            <chartooo:date-scale/>
            <chart:title svg:x="7.838cm" svg:y="8.019cm" chart:style-name="ch5">
              <text:p>nodes</text:p>
            </chart:title>
            <chart:categories table:cell-range-address="Sheet1.A3:Sheet1.A22"/>
          </chart:axis>
          <chart:axis chart:dimension="y" chart:name="primary-y" chart:style-name="ch6">
            <chart:title svg:x="0.451cm" svg:y="5.416cm" chart:style-name="ch7">
              <text:p>seconds</text:p>
            </chart:title>
            <chart:grid chart:style-name="ch8" chart:class="major"/>
          </chart:axis>
          <chart:series chart:style-name="ch9" chart:values-cell-range-address="Sheet1.B3:Sheet1.B22" chart:label-cell-address="Sheet1.B2:Sheet1.B2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onds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3:Sheet1.A22</svg:desc>
                </draw:g>
              </table:table-cell>
              <table:table-cell office:value-type="float" office:value="0.016">
                <text:p>0.016</text:p>
                <draw:g>
                  <svg:desc>Sheet1.B3:Sheet1.B22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297">
                <text:p>0.2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6cm" svg:y="0.316cm" chart:style-name="ch2">
          <text:p>Binary - Dense Graph</text:p>
        </chart:title>
        <chart:plot-area chart:style-name="ch3" table:cell-range-address="Sheet1.A26:Sheet1.B45 Sheet1.B2:Sheet1.B2" chart:data-source-has-labels="both" svg:x="1.331cm" svg:y="1.661cm" svg:width="14.029cm" svg:height="6.178cm">
          <chartooo:coordinate-region svg:x="1.952cm" svg:y="1.86cm" svg:width="13.27cm" svg:height="4.934cm"/>
          <chart:axis chart:dimension="x" chart:name="primary-x" chart:style-name="ch4" chartooo:axis-type="auto">
            <chartooo:date-scale/>
            <chart:title svg:x="7.838cm" svg:y="8.019cm" chart:style-name="ch5">
              <text:p>nodes</text:p>
            </chart:title>
            <chart:categories table:cell-range-address="Sheet1.A26:Sheet1.A45"/>
          </chart:axis>
          <chart:axis chart:dimension="y" chart:name="primary-y" chart:style-name="ch6">
            <chart:title svg:x="0.451cm" svg:y="5.416cm" chart:style-name="ch7">
              <text:p>seconds</text:p>
            </chart:title>
            <chart:grid chart:style-name="ch8" chart:class="major"/>
          </chart:axis>
          <chart:series chart:style-name="ch9" chart:values-cell-range-address="Sheet1.B26:Sheet1.B45" chart:label-cell-address="Sheet1.B2:Sheet1.B2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onds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26:Sheet1.A45</svg:desc>
                </draw:g>
              </table:table-cell>
              <table:table-cell office:value-type="float" office:value="0.047">
                <text:p>0.047</text:p>
                <draw:g>
                  <svg:desc>Sheet1.B26:Sheet1.B4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373">
                <text:p>1.37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716">
                <text:p>1.71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.122">
                <text:p>2.122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.637">
                <text:p>2.637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.261">
                <text:p>3.26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.837">
                <text:p>3.83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4.542">
                <text:p>4.54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5.273">
                <text:p>5.273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6.053">
                <text:p>6.053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6.816">
                <text:p>6.816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7.831">
                <text:p>7.831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8.721">
                <text:p>8.72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9.609">
                <text:p>9.6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77cm" svg:y="0.316cm" chart:style-name="ch2">
          <text:p>Fibonacci - Sparse Graph</text:p>
        </chart:title>
        <chart:plot-area chart:style-name="ch3" table:cell-range-address="Sheet1.A49:Sheet1.B68 Sheet1.B2:Sheet1.B2" chart:data-source-has-labels="both" svg:x="1.331cm" svg:y="1.661cm" svg:width="14.029cm" svg:height="6.178cm">
          <chartooo:coordinate-region svg:x="2.243cm" svg:y="1.861cm" svg:width="12.877cm" svg:height="4.933cm"/>
          <chart:axis chart:dimension="x" chart:name="primary-x" chart:style-name="ch4" chartooo:axis-type="auto">
            <chartooo:date-scale/>
            <chart:title svg:x="7.838cm" svg:y="8.019cm" chart:style-name="ch5">
              <text:p>nodes</text:p>
            </chart:title>
            <chart:categories table:cell-range-address="Sheet1.A49:Sheet1.A68"/>
          </chart:axis>
          <chart:axis chart:dimension="y" chart:name="primary-y" chart:style-name="ch6">
            <chart:title svg:x="0.451cm" svg:y="5.416cm" chart:style-name="ch7">
              <text:p>seconds</text:p>
            </chart:title>
            <chart:grid chart:style-name="ch8" chart:class="major"/>
          </chart:axis>
          <chart:series chart:style-name="ch9" chart:values-cell-range-address="Sheet1.B49:Sheet1.B68" chart:label-cell-address="Sheet1.B2:Sheet1.B2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onds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49:Sheet1.A68</svg:desc>
                </draw:g>
              </table:table-cell>
              <table:table-cell office:value-type="float" office:value="0">
                <text:p>0</text:p>
                <draw:g>
                  <svg:desc>Sheet1.B49:Sheet1.B68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0.389">
                <text:p>0.389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391">
                <text:p>0.3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43cm" svg:y="0.316cm" chart:style-name="ch2">
          <text:p>Fibonacci - Dense Graph</text:p>
        </chart:title>
        <chart:plot-area chart:style-name="ch3" table:cell-range-address="Sheet1.A72:Sheet1.B91 Sheet1.B2:Sheet1.B2" chart:data-source-has-labels="both" svg:x="1.331cm" svg:y="1.661cm" svg:width="14.029cm" svg:height="6.178cm">
          <chartooo:coordinate-region svg:x="1.767cm" svg:y="1.86cm" svg:width="13.46cm" svg:height="4.934cm"/>
          <chart:axis chart:dimension="x" chart:name="primary-x" chart:style-name="ch4" chartooo:axis-type="auto">
            <chartooo:date-scale/>
            <chart:title svg:x="7.838cm" svg:y="8.019cm" chart:style-name="ch5">
              <text:p>nodes</text:p>
            </chart:title>
            <chart:categories table:cell-range-address="Sheet1.A72:Sheet1.A91"/>
          </chart:axis>
          <chart:axis chart:dimension="y" chart:name="primary-y" chart:style-name="ch6">
            <chart:title svg:x="0.451cm" svg:y="5.416cm" chart:style-name="ch7">
              <text:p>seconds</text:p>
            </chart:title>
            <chart:grid chart:style-name="ch8" chart:class="major"/>
          </chart:axis>
          <chart:series chart:style-name="ch9" chart:values-cell-range-address="Sheet1.B72:Sheet1.B91" chart:label-cell-address="Sheet1.B2:Sheet1.B2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onds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72:Sheet1.A91</svg:desc>
                </draw:g>
              </table:table-cell>
              <table:table-cell office:value-type="float" office:value="0">
                <text:p>0</text:p>
                <draw:g>
                  <svg:desc>Sheet1.B72:Sheet1.B9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874">
                <text:p>0.87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123">
                <text:p>1.12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451">
                <text:p>1.45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809">
                <text:p>1.809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.248">
                <text:p>2.24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.683">
                <text:p>2.683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.666">
                <text:p>3.66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4.212">
                <text:p>4.21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4.977">
                <text:p>4.977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5.585">
                <text:p>5.585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6.459">
                <text:p>6.459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7.269">
                <text:p>7.26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8.096">
                <text:p>8.0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A25:Sheet1.A45 Sheet1.C25:Sheet1.C45" chart:data-source-has-labels="row" svg:x="0.77cm" svg:y="0.855cm" svg:width="12.327cm" svg:height="7.545cm">
          <chartooo:coordinate-region svg:x="2.979cm" svg:y="1.054cm" svg:width="9.65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6:Sheet1.C45" chart:label-cell-address="Sheet1.C25:Sheet1.C25" chart:class="chart:scatter">
            <chart:domain table:cell-range-address="Sheet1.A26:Sheet1.A45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heet1.C25:Sheet1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6:Sheet1.A45</svg:desc>
                </draw:g>
              </table:table-cell>
              <table:table-cell office:value-type="float" office:value="0.000000047">
                <text:p>0.000000047</text:p>
                <draw:g>
                  <svg:desc>Sheet1.C26:Sheet1.C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0000000075">
                <text:p>0.0000000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0.0000000174444444444444">
                <text:p>0.0000000174444444444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0.0000000175">
                <text:p>0.0000000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0.00000001936">
                <text:p>0.00000001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0.000000019">
                <text:p>0.000000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0.000000019734693877551">
                <text:p>0.0000000197346938775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0.000000021453125">
                <text:p>0.00000002145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0.0000000211851851851852">
                <text:p>0.00000002118518518518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0.00000002122">
                <text:p>0.00000002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0.0000000217933884297521">
                <text:p>0.00000002179338842975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0.0000000226458333333333">
                <text:p>0.0000000226458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0.0000000227041420118343">
                <text:p>0.0000000227041420118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0.0000000231734693877551">
                <text:p>0.00000002317346938775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0.0000000234355555555556">
                <text:p>0.0000000234355555555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0.00000002364453125">
                <text:p>0.0000000236445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0.0000000235847750865052">
                <text:p>0.00000002358477508650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0.0000000241697530864198">
                <text:p>0.00000002416975308641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">
                <text:p>19000</text:p>
              </table:table-cell>
              <table:table-cell office:value-type="float" office:value="0.0000000241578947368421">
                <text:p>0.0000000241578947368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0.0000000240225">
                <text:p>0.00000002402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3.952cm" style:legend-expansion="high" chart:style-name="ch2"/>
        <chart:plot-area chart:style-name="ch3" table:cell-range-address="Sheet1.A71:Sheet1.A91 Sheet1.C71:Sheet1.C91 Sheet1.C26:Sheet1.C45" chart:data-source-has-labels="row" svg:x="0.77cm" svg:y="0.855cm" svg:width="12.327cm" svg:height="7.545cm">
          <chartooo:coordinate-region svg:x="2.979cm" svg:y="1.054cm" svg:width="9.65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72:Sheet1.C91" chart:label-cell-address="Sheet1.C71:Sheet1.C71" chart:class="chart:scatter">
            <chart:domain table:cell-range-address="Sheet1.A72:Sheet1.A91"/>
            <chart:data-point chart:repeated="20"/>
          </chart:series>
          <chart:series chart:style-name="ch7" chart:values-cell-range-address="Sheet1.C26:Sheet1.C45" chart:class="chart:scatter">
            <chart:domain table:cell-range-address="Sheet1.A26:Sheet1.A45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heet1.C71:Sheet1.C7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72:Sheet1.A91</svg:desc>
                </draw:g>
              </table:table-cell>
              <table:table-cell office:value-type="float" office:value="0">
                <text:p>0</text:p>
                <draw:g>
                  <svg:desc>Sheet1.C72:Sheet1.C91</svg:desc>
                </draw:g>
              </table:table-cell>
              <table:table-cell office:value-type="float" office:value="1000">
                <text:p>1000</text:p>
                <draw:g>
                  <svg:desc>Sheet1.A26:Sheet1.A45</svg:desc>
                </draw:g>
              </table:table-cell>
              <table:table-cell office:value-type="float" office:value="0.000000047">
                <text:p>0.000000047</text:p>
                <draw:g>
                  <svg:desc>Sheet1.C26:Sheet1.C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00000002325">
                <text:p>0.00000002325</text:p>
              </table:table-cell>
              <table:table-cell office:value-type="float" office:value="2000">
                <text:p>2000</text:p>
              </table:table-cell>
              <table:table-cell office:value-type="float" office:value="0.0000000075">
                <text:p>0.0000000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0.0000000174444444444444">
                <text:p>0.0000000174444444444444</text:p>
              </table:table-cell>
              <table:table-cell office:value-type="float" office:value="3000">
                <text:p>3000</text:p>
              </table:table-cell>
              <table:table-cell office:value-type="float" office:value="0.0000000174444444444444">
                <text:p>0.0000000174444444444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0.0000000165625">
                <text:p>0.0000000165625</text:p>
              </table:table-cell>
              <table:table-cell office:value-type="float" office:value="4000">
                <text:p>4000</text:p>
              </table:table-cell>
              <table:table-cell office:value-type="float" office:value="0.0000000175">
                <text:p>0.0000000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0.0000000162">
                <text:p>0.0000000162</text:p>
              </table:table-cell>
              <table:table-cell office:value-type="float" office:value="5000">
                <text:p>5000</text:p>
              </table:table-cell>
              <table:table-cell office:value-type="float" office:value="0.00000001936">
                <text:p>0.00000001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0.0000000160555555555556">
                <text:p>0.0000000160555555555556</text:p>
              </table:table-cell>
              <table:table-cell office:value-type="float" office:value="6000">
                <text:p>6000</text:p>
              </table:table-cell>
              <table:table-cell office:value-type="float" office:value="0.000000019">
                <text:p>0.000000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0.0000000178367346938776">
                <text:p>0.0000000178367346938776</text:p>
              </table:table-cell>
              <table:table-cell office:value-type="float" office:value="7000">
                <text:p>7000</text:p>
              </table:table-cell>
              <table:table-cell office:value-type="float" office:value="0.000000019734693877551">
                <text:p>0.0000000197346938775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0.000000017546875">
                <text:p>0.000000017546875</text:p>
              </table:table-cell>
              <table:table-cell office:value-type="float" office:value="8000">
                <text:p>8000</text:p>
              </table:table-cell>
              <table:table-cell office:value-type="float" office:value="0.000000021453125">
                <text:p>0.00000002145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0.0000000179135802469136">
                <text:p>0.0000000179135802469136</text:p>
              </table:table-cell>
              <table:table-cell office:value-type="float" office:value="9000">
                <text:p>9000</text:p>
              </table:table-cell>
              <table:table-cell office:value-type="float" office:value="0.0000000211851851851852">
                <text:p>0.00000002118518518518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0.00000001809">
                <text:p>0.00000001809</text:p>
              </table:table-cell>
              <table:table-cell office:value-type="float" office:value="10000">
                <text:p>10000</text:p>
              </table:table-cell>
              <table:table-cell office:value-type="float" office:value="0.00000002122">
                <text:p>0.00000002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0.0000000185785123966942">
                <text:p>0.0000000185785123966942</text:p>
              </table:table-cell>
              <table:table-cell office:value-type="float" office:value="11000">
                <text:p>11000</text:p>
              </table:table-cell>
              <table:table-cell office:value-type="float" office:value="0.0000000217933884297521">
                <text:p>0.00000002179338842975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0.0000000186319444444444">
                <text:p>0.0000000186319444444444</text:p>
              </table:table-cell>
              <table:table-cell office:value-type="float" office:value="12000">
                <text:p>12000</text:p>
              </table:table-cell>
              <table:table-cell office:value-type="float" office:value="0.0000000226458333333333">
                <text:p>0.0000000226458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0.0000000184615384615385">
                <text:p>0.0000000184615384615385</text:p>
              </table:table-cell>
              <table:table-cell office:value-type="float" office:value="13000">
                <text:p>13000</text:p>
              </table:table-cell>
              <table:table-cell office:value-type="float" office:value="0.0000000227041420118343">
                <text:p>0.0000000227041420118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0.0000000187040816326531">
                <text:p>0.0000000187040816326531</text:p>
              </table:table-cell>
              <table:table-cell office:value-type="float" office:value="14000">
                <text:p>14000</text:p>
              </table:table-cell>
              <table:table-cell office:value-type="float" office:value="0.0000000231734693877551">
                <text:p>0.00000002317346938775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0.00000001872">
                <text:p>0.00000001872</text:p>
              </table:table-cell>
              <table:table-cell office:value-type="float" office:value="15000">
                <text:p>15000</text:p>
              </table:table-cell>
              <table:table-cell office:value-type="float" office:value="0.0000000234355555555556">
                <text:p>0.0000000234355555555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0.00000001944140625">
                <text:p>0.00000001944140625</text:p>
              </table:table-cell>
              <table:table-cell office:value-type="float" office:value="16000">
                <text:p>16000</text:p>
              </table:table-cell>
              <table:table-cell office:value-type="float" office:value="0.00000002364453125">
                <text:p>0.0000000236445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0.0000000193252595155709">
                <text:p>0.0000000193252595155709</text:p>
              </table:table-cell>
              <table:table-cell office:value-type="float" office:value="17000">
                <text:p>17000</text:p>
              </table:table-cell>
              <table:table-cell office:value-type="float" office:value="0.0000000235847750865052">
                <text:p>0.00000002358477508650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0.0000000199351851851852">
                <text:p>0.0000000199351851851852</text:p>
              </table:table-cell>
              <table:table-cell office:value-type="float" office:value="18000">
                <text:p>18000</text:p>
              </table:table-cell>
              <table:table-cell office:value-type="float" office:value="0.0000000241697530864198">
                <text:p>0.00000002416975308641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">
                <text:p>19000</text:p>
              </table:table-cell>
              <table:table-cell office:value-type="float" office:value="0.0000000201357340720222">
                <text:p>0.0000000201357340720222</text:p>
              </table:table-cell>
              <table:table-cell office:value-type="float" office:value="19000">
                <text:p>19000</text:p>
              </table:table-cell>
              <table:table-cell office:value-type="float" office:value="0.0000000241578947368421">
                <text:p>0.0000000241578947368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0.00000002024">
                <text:p>0.00000002024</text:p>
              </table:table-cell>
              <table:table-cell office:value-type="float" office:value="20000">
                <text:p>20000</text:p>
              </table:table-cell>
              <table:table-cell office:value-type="float" office:value="0.0000000240225">
                <text:p>0.00000002402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22cm" svg:y="0.316cm" chart:style-name="ch2">
          <text:p>Sparse Graphs</text:p>
        </chart:title>
        <chart:legend chart:legend-position="end" svg:x="13.763cm" svg:y="3.952cm" style:legend-expansion="high" chart:style-name="ch3"/>
        <chart:plot-area chart:style-name="ch4" table:cell-range-address="Sheet1.A49:Sheet1.B68 Sheet1.D1:Sheet1.E1 Sheet1.B3:Sheet1.B22" chart:data-source-has-labels="both" svg:x="1.331cm" svg:y="1.661cm" svg:width="11.792cm" svg:height="6.178cm">
          <chartooo:coordinate-region svg:x="2.243cm" svg:y="1.86cm" svg:width="10.88cm" svg:height="4.662cm"/>
          <chart:axis chart:dimension="x" chart:name="primary-x" chart:style-name="ch5" chartooo:axis-type="auto">
            <chartooo:date-scale/>
            <chart:title svg:x="6.693cm" svg:y="8.019cm" chart:style-name="ch6">
              <text:p>Nodes</text:p>
            </chart:title>
            <chart:categories table:cell-range-address="Sheet1.A49:Sheet1.A68"/>
          </chart:axis>
          <chart:axis chart:dimension="y" chart:name="primary-y" chart:style-name="ch7">
            <chart:title svg:x="0.451cm" svg:y="5.442cm" chart:style-name="ch8">
              <text:p>Seconds</text:p>
            </chart:title>
            <chart:grid chart:style-name="ch9" chart:class="major"/>
          </chart:axis>
          <chart:series chart:style-name="ch10" chart:values-cell-range-address="Sheet1.B3:Sheet1.B22" chart:label-cell-address="Sheet1.D1:Sheet1.D1" chart:class="chart:bar">
            <chart:data-point chart:repeated="20"/>
          </chart:series>
          <chart:series chart:style-name="ch11" chart:values-cell-range-address="Sheet1.B49:Sheet1.B68" chart:label-cell-address="Sheet1.E1:Sheet1.E1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</text:p>
                <draw:g>
                  <svg:desc>Sheet1.D1:Sheet1.D1</svg:desc>
                </draw:g>
              </table:table-cell>
              <table:table-cell office:value-type="string">
                <text:p>Fibonacci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49:Sheet1.A68</svg:desc>
                </draw:g>
              </table:table-cell>
              <table:table-cell office:value-type="float" office:value="0.016">
                <text:p>0.016</text:p>
                <draw:g>
                  <svg:desc>Sheet1.B3:Sheet1.B22</svg:desc>
                </draw:g>
              </table:table-cell>
              <table:table-cell office:value-type="float" office:value="0">
                <text:p>0</text:p>
                <draw:g>
                  <svg:desc>Sheet1.B49:Sheet1.B68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3">
                <text:p>0.03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32">
                <text:p>0.032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61">
                <text:p>0.061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78">
                <text:p>0.078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79">
                <text:p>0.079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93">
                <text:p>0.093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14">
                <text:p>0.14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14">
                <text:p>0.14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0.155">
                <text:p>0.155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0.185">
                <text:p>0.185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0.174">
                <text:p>0.174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0.235">
                <text:p>0.235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219">
                <text:p>0.21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0.234">
                <text:p>0.234</text:p>
              </table:table-cell>
              <table:table-cell office:value-type="float" office:value="0.389">
                <text:p>0.389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0.25">
                <text:p>0.25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0.264">
                <text:p>0.264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0.312">
                <text:p>0.312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297">
                <text:p>0.297</text:p>
              </table:table-cell>
              <table:table-cell office:value-type="float" office:value="0.391">
                <text:p>0.39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88cm" svg:y="0.316cm" chart:style-name="ch2">
          <text:p>Dense Graphs</text:p>
        </chart:title>
        <chart:legend chart:legend-position="end" svg:x="13.763cm" svg:y="3.952cm" style:legend-expansion="high" chart:style-name="ch3"/>
        <chart:plot-area chart:style-name="ch4" table:cell-range-address="Sheet1.A49:Sheet1.A68 Sheet1.D1:Sheet1.E1 Sheet1.B26:Sheet1.B45 Sheet1.B72:Sheet1.B91" chart:data-source-has-labels="both" svg:x="1.331cm" svg:y="1.661cm" svg:width="11.792cm" svg:height="6.178cm">
          <chartooo:coordinate-region svg:x="1.952cm" svg:y="1.86cm" svg:width="11.171cm" svg:height="4.663cm"/>
          <chart:axis chart:dimension="x" chart:name="primary-x" chart:style-name="ch5" chartooo:axis-type="auto">
            <chartooo:date-scale/>
            <chart:title svg:x="6.693cm" svg:y="8.019cm" chart:style-name="ch6">
              <text:p>Nodes</text:p>
            </chart:title>
            <chart:categories table:cell-range-address="Sheet1.A49:Sheet1.A68"/>
          </chart:axis>
          <chart:axis chart:dimension="y" chart:name="primary-y" chart:style-name="ch7">
            <chart:title svg:x="0.451cm" svg:y="5.442cm" chart:style-name="ch8">
              <text:p>Seconds</text:p>
            </chart:title>
            <chart:grid chart:style-name="ch9" chart:class="major"/>
          </chart:axis>
          <chart:series chart:style-name="ch10" chart:values-cell-range-address="Sheet1.B26:Sheet1.B45" chart:label-cell-address="Sheet1.D1:Sheet1.D1" chart:class="chart:bar">
            <chart:data-point chart:repeated="20"/>
          </chart:series>
          <chart:series chart:style-name="ch11" chart:values-cell-range-address="Sheet1.B72:Sheet1.B91" chart:label-cell-address="Sheet1.E1:Sheet1.E1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</text:p>
                <draw:g>
                  <svg:desc>Sheet1.D1:Sheet1.D1</svg:desc>
                </draw:g>
              </table:table-cell>
              <table:table-cell office:value-type="string">
                <text:p>Fibonacci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49:Sheet1.A68</svg:desc>
                </draw:g>
              </table:table-cell>
              <table:table-cell office:value-type="float" office:value="0.047">
                <text:p>0.047</text:p>
                <draw:g>
                  <svg:desc>Sheet1.B26:Sheet1.B45</svg:desc>
                </draw:g>
              </table:table-cell>
              <table:table-cell office:value-type="float" office:value="0">
                <text:p>0</text:p>
                <draw:g>
                  <svg:desc>Sheet1.B72:Sheet1.B9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3">
                <text:p>0.03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157">
                <text:p>0.157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28">
                <text:p>0.28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484">
                <text:p>0.484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684">
                <text:p>0.684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967">
                <text:p>0.967</text:p>
              </table:table-cell>
              <table:table-cell office:value-type="float" office:value="0.874">
                <text:p>0.87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.373">
                <text:p>1.373</text:p>
              </table:table-cell>
              <table:table-cell office:value-type="float" office:value="1.123">
                <text:p>1.123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.716">
                <text:p>1.716</text:p>
              </table:table-cell>
              <table:table-cell office:value-type="float" office:value="1.451">
                <text:p>1.45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122">
                <text:p>2.122</text:p>
              </table:table-cell>
              <table:table-cell office:value-type="float" office:value="1.809">
                <text:p>1.809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2.637">
                <text:p>2.637</text:p>
              </table:table-cell>
              <table:table-cell office:value-type="float" office:value="2.248">
                <text:p>2.248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3.261">
                <text:p>3.261</text:p>
              </table:table-cell>
              <table:table-cell office:value-type="float" office:value="2.683">
                <text:p>2.683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3.837">
                <text:p>3.837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4.542">
                <text:p>4.542</text:p>
              </table:table-cell>
              <table:table-cell office:value-type="float" office:value="3.666">
                <text:p>3.666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5.273">
                <text:p>5.273</text:p>
              </table:table-cell>
              <table:table-cell office:value-type="float" office:value="4.212">
                <text:p>4.212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6.053">
                <text:p>6.053</text:p>
              </table:table-cell>
              <table:table-cell office:value-type="float" office:value="4.977">
                <text:p>4.977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6.816">
                <text:p>6.816</text:p>
              </table:table-cell>
              <table:table-cell office:value-type="float" office:value="5.585">
                <text:p>5.585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7.831">
                <text:p>7.831</text:p>
              </table:table-cell>
              <table:table-cell office:value-type="float" office:value="6.459">
                <text:p>6.459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8.721">
                <text:p>8.721</text:p>
              </table:table-cell>
              <table:table-cell office:value-type="float" office:value="7.269">
                <text:p>7.269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9.609">
                <text:p>9.609</text:p>
              </table:table-cell>
              <table:table-cell office:value-type="float" office:value="8.096">
                <text:p>8.0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